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erial Mono" svg:font-family="'Aerial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511.26pt"/>
    </style:style>
    <style:style style:name="co5" style:family="table-column">
      <style:table-column-properties fo:break-before="auto" style:column-width="122.2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114.49pt"/>
    </style:style>
    <style:style style:name="co8" style:family="table-column">
      <style:table-column-properties fo:break-before="auto" style:column-width="65.5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2.49pt" fo:break-before="auto" style:use-optimal-row-height="true"/>
    </style:style>
    <style:style style:name="ro3" style:family="table-row">
      <style:table-row-properties style:row-height="37.5pt" fo:break-before="auto" style:use-optimal-row-height="true"/>
    </style:style>
    <style:style style:name="ro4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map style:condition="is-true-formula([.$A2]&gt;0)" style:apply-style-name="Accent_20_3" style:base-cell-address="'TripleThreatSilhouette.tshark'.A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is-true-formula([.$A2]&gt;0)" style:apply-style-name="Accent_20_3" style:base-cell-address="'TripleThreatSilhouette.tshark'.A2"/>
    </style:style>
    <style:style style:name="ce6" style:family="table-cell" style:parent-style-name="Default">
      <style:text-properties style:font-name="Aerial Mono" fo:font-weight="bold" style:font-weight-asian="bold" style:font-weight-complex="bold"/>
    </style:style>
    <style:style style:name="ce7" style:family="table-cell" style:parent-style-name="Default">
      <style:text-properties style:font-name="Aerial Mono"/>
      <style:map style:condition="is-true-formula([.$A2]&gt;0)" style:apply-style-name="Accent_20_3" style:base-cell-address="'TripleThreatSilhouette.tshark'.A2"/>
    </style:style>
    <style:style style:name="ce8" style:family="table-cell" style:parent-style-name="Default" style:data-style-name="N100">
      <style:text-properties style:font-name="Aerial Mono"/>
      <style:map style:condition="is-true-formula([.$A2]&gt;0)" style:apply-style-name="Accent_20_3" style:base-cell-address="'TripleThreatSilhouette.tshark'.A2"/>
    </style:style>
    <style:style style:name="ce9" style:family="table-cell" style:parent-style-name="Default">
      <style:text-properties style:font-name="Aerial Mono"/>
    </style:style>
    <style:style style:name="ce37" style:family="table-cell" style:parent-style-name="Default">
      <style:map style:condition="is-true-formula([.$A2]&gt;0)" style:apply-style-name="Accent_20_3" style:base-cell-address="'TripleThreatSilhouette.tshark'.A2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map style:condition="is-true-formula([.$A2]&gt;0)" style:apply-style-name="Accent_20_3" style:base-cell-address="'TripleThreatSilhouette.tshark'.A2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map style:condition="is-true-formula([.$A2]&gt;0)" style:apply-style-name="Accent_20_3" style:base-cell-address="'TripleThreatSilhouette.tshark'.Y2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map style:condition="is-true-formula([.$A216]&gt;0)" style:apply-style-name="Accent_20_3" style:base-cell-address="'TripleThreatSilhouette.tshark'.Y216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map style:condition="is-true-formula([.$A2]&gt;0)" style:apply-style-name="Accent_20_3" style:base-cell-address="'TripleThreatSilhouette.tshark'.A2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map style:condition="is-true-formula([.$A2]&gt;0)" style:apply-style-name="Accent_20_3" style:base-cell-address="'TripleThreatSilhouette.tshark'.A2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Aerial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A2]&gt;0)" style:apply-style-name="Accent_20_3" style:base-cell-address="'TripleThreatSilhouette.tshark'.A2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map style:condition="is-true-formula([.$A2]&gt;0)" style:apply-style-name="Accent_20_3" style:base-cell-address="'TripleThreatSilhouette.tshark'.A2"/>
    </style:style>
    <style:style style:name="ce45" style:family="table-cell" style:parent-style-name="Default">
      <style:map style:condition="is-true-formula([.$A2]&gt;0)" style:apply-style-name="Accent_20_3" style:base-cell-address="'TripleThreatSilhouette.tshark'.A2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weight="bold" style:font-weight-asian="bold" style:font-weight-complex="bold"/>
      <style:map style:condition="is-true-formula([.$A2]&gt;0)" style:apply-style-name="Accent_20_3" style:base-cell-address="'TripleThreatSilhouette.tshark'.A2"/>
    </style:style>
    <style:style style:name="ce47" style:family="table-cell" style:parent-style-name="Default">
      <style:map style:condition="is-true-formula([.$A2]&gt;0)" style:apply-style-name="Accent_20_3" style:base-cell-address="'TripleThreatSilhouette.tshark'.A2"/>
    </style:style>
    <style:style style:name="ce48" style:family="table-cell" style:parent-style-name="Default">
      <style:map style:condition="is-true-formula([.$A2]&gt;0)" style:apply-style-name="Accent_20_3" style:base-cell-address="'TripleThreatSilhouette.tshark'.A2"/>
    </style:style>
    <style:style style:name="ce49" style:family="table-cell" style:parent-style-name="Default">
      <style:map style:condition="is-true-formula([.$A176]&gt;0)" style:apply-style-name="Accent_20_3" style:base-cell-address="'TripleThreatSilhouette.tshark'.H176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map style:condition="is-true-formula([.$A2]&gt;0)" style:apply-style-name="Accent_20_3" style:base-cell-address="'TripleThreatSilhouette.tshark'.A2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weight="bold" style:font-weight-asian="bold" style:font-weight-complex="bold"/>
      <style:map style:condition="is-true-formula([.$A176]&gt;0)" style:apply-style-name="Accent_20_3" style:base-cell-address="'TripleThreatSilhouette.tshark'.I176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weight="bold" style:font-weight-asian="bold" style:font-weight-complex="bold"/>
      <style:map style:condition="is-true-formula([.$A2]&gt;0)" style:apply-style-name="Accent_20_3" style:base-cell-address="'TripleThreatSilhouette.tshark'.A2"/>
    </style:style>
    <style:style style:name="ce53" style:family="table-cell" style:parent-style-name="Default">
      <style:map style:condition="is-true-formula([.$A2]&gt;0)" style:apply-style-name="Accent_20_3" style:base-cell-address="'TripleThreatSilhouette.tshark'.A2"/>
    </style:style>
    <style:style style:name="ce54" style:family="table-cell" style:parent-style-name="Default">
      <style:map style:condition="is-true-formula([.$A66]&gt;0)" style:apply-style-name="Accent_20_3" style:base-cell-address="'TripleThreatSilhouette.tshark'.F66"/>
    </style:style>
    <style:style style:name="ce55" style:family="table-cell" style:parent-style-name="Default">
      <style:map style:condition="is-true-formula([.$A214]&gt;0)" style:apply-style-name="Accent_20_3" style:base-cell-address="'TripleThreatSilhouette.tshark'.L214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weight="bold" style:font-weight-asian="bold" style:font-weight-complex="bold"/>
      <style:map style:condition="is-true-formula([.$A2]&gt;0)" style:apply-style-name="Accent_20_3" style:base-cell-address="'TripleThreatSilhouette.tshark'.A2"/>
    </style:style>
    <style:style style:name="ce57" style:family="table-cell" style:parent-style-name="Default">
      <style:map style:condition="is-true-formula([.$A2]&gt;0)" style:apply-style-name="Accent_20_3" style:base-cell-address="'TripleThreatSilhouette.tshark'.A2"/>
    </style:style>
    <style:style style:name="ce58" style:family="table-cell" style:parent-style-name="Default">
      <style:map style:condition="is-true-formula([.$A2]&gt;0)" style:apply-style-name="Accent_20_3" style:base-cell-address="'TripleThreatSilhouette.tshark'.A2"/>
    </style:style>
    <style:style style:name="ce59" style:family="table-cell" style:parent-style-name="Default">
      <style:map style:condition="is-true-formula([.$A92]&gt;0)" style:apply-style-name="Accent_20_3" style:base-cell-address="'TripleThreatSilhouette.tshark'.F92"/>
    </style:style>
    <style:style style:name="ce60" style:family="table-cell" style:parent-style-name="Default">
      <style:map style:condition="is-true-formula([.$A218]&gt;0)" style:apply-style-name="Accent_20_3" style:base-cell-address="'TripleThreatSilhouette.tshark'.I218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map style:condition="is-true-formula([.$A2]&gt;0)" style:apply-style-name="Accent_20_3" style:base-cell-address="'TripleThreatSilhouette.tshark'.A2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pt"/>
      <style:map style:condition="is-true-formula([.$A2]&gt;0)" style:apply-style-name="Accent_20_3" style:base-cell-address="'TripleThreatSilhouette.tshark'.A2"/>
    </style:style>
    <style:style style:name="ce63" style:family="table-cell" style:parent-style-name="Default">
      <style:map style:condition="is-true-formula([.$A214]&gt;0)" style:apply-style-name="Accent_20_3" style:base-cell-address="'TripleThreatSilhouette.tshark'.I214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  <style:map style:condition="is-true-formula([.$A218]&gt;0)" style:apply-style-name="Accent_20_3" style:base-cell-address="'TripleThreatSilhouette.tshark'.J218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pt"/>
      <style:map style:condition="is-true-formula([.$A2]&gt;0)" style:apply-style-name="Accent_20_3" style:base-cell-address="'TripleThreatSilhouette.tshark'.A2"/>
    </style:style>
    <style:style style:name="ce66" style:family="table-cell" style:parent-style-name="Default">
      <style:map style:condition="is-true-formula([.$A214]&gt;0)" style:apply-style-name="Accent_20_3" style:base-cell-address="'TripleThreatSilhouette.tshark'.J214"/>
    </style:style>
    <style:style style:name="ce67" style:family="table-cell" style:parent-style-name="Default">
      <style:map style:condition="is-true-formula([.$A2]&gt;0)" style:apply-style-name="Accent_20_3" style:base-cell-address="'TripleThreatSilhouette.tshark'.A2"/>
    </style:style>
    <style:style style:name="ce68" style:family="table-cell" style:parent-style-name="Default">
      <style:map style:condition="is-true-formula([.$A2]&gt;0)" style:apply-style-name="Accent_20_3" style:base-cell-address="'TripleThreatSilhouette.tshark'.A2"/>
    </style:style>
    <style:style style:name="ce69" style:family="table-cell" style:parent-style-name="Default">
      <style:map style:condition="is-true-formula([.$A2]&gt;0)" style:apply-style-name="Accent_20_3" style:base-cell-address="'TripleThreatSilhouette.tshark'.A2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pt"/>
      <style:map style:condition="is-true-formula([.$A2]&gt;0)" style:apply-style-name="Accent_20_3" style:base-cell-address="'TripleThreatSilhouette.tshark'.A2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pt"/>
      <style:map style:condition="is-true-formula([.$A2]&gt;0)" style:apply-style-name="Accent_20_3" style:base-cell-address="'TripleThreatSilhouette.tshark'.A2"/>
    </style:style>
    <style:style style:name="ce72" style:family="table-cell" style:parent-style-name="Default">
      <style:map style:condition="is-true-formula([.$A2]&gt;0)" style:apply-style-name="Accent_20_3" style:base-cell-address="'TripleThreatSilhouette.tshark'.A2"/>
    </style:style>
    <style:style style:name="ce73" style:family="table-cell" style:parent-style-name="Default">
      <style:map style:condition="is-true-formula([.$A2]&gt;0)" style:apply-style-name="Accent_20_3" style:base-cell-address="'TripleThreatSilhouette.tshark'.A2"/>
    </style:style>
    <style:style style:name="ce74" style:family="table-cell" style:parent-style-name="Default">
      <style:map style:condition="is-true-formula([.$A214]&gt;0)" style:apply-style-name="Accent_20_3" style:base-cell-address="'TripleThreatSilhouette.tshark'.K214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map style:condition="is-true-formula([.$A2]&gt;0)" style:apply-style-name="Accent_20_3" style:base-cell-address="'TripleThreatSilhouette.tshark'.A2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pt"/>
      <style:map style:condition="is-true-formula([.$A2]&gt;0)" style:apply-style-name="Accent_20_3" style:base-cell-address="'TripleThreatSilhouette.tshark'.A2"/>
    </style:style>
    <style:style style:name="ce77" style:family="table-cell" style:parent-style-name="Default">
      <style:map style:condition="is-true-formula([.$A2]&gt;0)" style:apply-style-name="Accent_20_3" style:base-cell-address="'TripleThreatSilhouette.tshark'.A2"/>
    </style:style>
    <style:style style:name="ce78" style:family="table-cell" style:parent-style-name="Default">
      <style:map style:condition="is-true-formula([.$A2]&gt;0)" style:apply-style-name="Accent_20_3" style:base-cell-address="'TripleThreatSilhouette.tshark'.A2"/>
    </style:style>
    <style:style style:name="ce79" style:family="table-cell" style:parent-style-name="Default">
      <style:map style:condition="is-true-formula([.$A2]&gt;0)" style:apply-style-name="Accent_20_3" style:base-cell-address="'TripleThreatSilhouette.tshark'.F2"/>
    </style:style>
    <style:style style:name="ce80" style:family="table-cell" style:parent-style-name="Default">
      <style:map style:condition="is-true-formula([.$A2]&gt;0)" style:apply-style-name="Accent_20_3" style:base-cell-address="'TripleThreatSilhouette.tshark'.A2"/>
    </style:style>
  </office:automatic-styles>
  <office:body>
    <office:spreadsheet>
      <table:calculation-settings table:automatic-find-labels="false" table:use-regular-expressions="false" table:use-wildcards="true"/>
      <table:table table:name="TripleThreatSilhouette.tshark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number-columns-repeated="10" table:default-cell-style-name="Default"/>
        <table:table-column table:style-name="co10" table:number-columns-repeated="1000" table:default-cell-style-name="Default"/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SRC</text:p>
          </table:table-cell>
          <table:table-cell table:style-name="ce1" office:value-type="string" calcext:value-type="string">
            <text:p>DEST</text:p>
          </table:table-cell>
          <table:table-cell table:style-name="ce4" office:value-type="string" calcext:value-type="string">
            <text:p>TYPE</text:p>
          </table:table-cell>
          <table:table-cell table:style-name="ce6" office:value-type="string" calcext:value-type="string">
            <text:p>'DATA'</text:p>
          </table:table-cell>
          <table:table-cell table:style-name="ce4" table:number-columns-repeated="1015"/>
          <table:table-cell table:number-columns-repeated="4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CONTROL response data: 12010002000000404d0b2f11000100000101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.3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7"/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2 01 00 02 00 00 00 40 4d 0b 2f 11 00 01 00 00 <text:s text:c="2"/>.......@M./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50 <text:s/>01 01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CONTROL response data: 12010002000000404d0b2f11000100000101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3.3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7"/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2 01 00 02 00 00 00 40 4d 0b 2f 11 00 01 00 00 <text:s text:c="2"/>.......@M./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50 <text:s/>01 01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CONTROL response data: 12010002000000404d0b2f11000100000101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3.3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7"/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2 01 00 02 00 00 00 40 4d 0b 2f 11 00 01 00 00 <text:s text:c="2"/>.......@M./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50 <text:s/>01 01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CONTROL response data: 09022000010100c032090400000207010200070501024000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3.3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7"/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09 02 20 00 01 01 00 c0 32 09 04 00 00 02 07 01 <text:s text:c="2"/>.. .....2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50 <text:s/>02 00 07 05 01 02 40 00 00 07 05 82 02 40 00 00 <text:s text:c="2"/>......@......@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CONTROL response data: 10033300390033003900300000000000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3.3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7"/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0 03 33 00 39 00 33 00 39 00 30 00 00 00 00 00 <text:s text:c="2"/>..3.9.3.9.0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3.3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7"/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CONTROL response data: 09022000010100c032090400000207010200070501024000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3.3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7"/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09 02 20 00 01 01 00 c0 32 09 04 00 00 02 07 01 <text:s text:c="2"/>.. .....2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50 <text:s/>02 00 07 05 01 02 40 00 00 07 05 82 02 40 00 00 <text:s text:c="2"/>......@......@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CONTROL response data: 12010002000000404d0b2f11000100000101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3.3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7"/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2 01 00 02 00 00 00 40 4d 0b 2f 11 00 01 00 00 <text:s text:c="2"/>.......@M./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50 <text:s/>01 01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CONTROL response data: 00554d414e5546414354555245523a53696c686f75657474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3.3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7"/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00 55 4d 41 4e 55 46 41 43 54 55 52 45 52 3a 53 <text:s text:c="2"/>.UMANUFACTURER:S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50 <text:s/>69 6c 68 6f 75 65 74 74 65 3b 4d 4f 44 45 4c 3a <text:s text:c="2"/>ilhouette;MODEL: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60 <text:s/>43 41 4d 45 4f 20 33 3b 43 4c 41 53 53 3a 50 52 <text:s text:c="2"/>CAMEO 3;CLASS:PR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70 <text:s/>49 4e 54 45 52 3b 44 45 53 43 52 49 50 54 49 4f <text:s text:c="2"/>INTER;DESCRIPTIO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80 <text:s/>4e 3a 53 69 6c 68 6f 75 65 74 74 65 20 43 41 4d <text:s text:c="2"/>N:Silhouette CAM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90 <text:s/>45 4f 20 33 3b <text:s text:c="35"/>EO 3;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8" office:value-type="string" calcext:value-type="string" table:number-columns-spanned="6" table:number-rows-spanned="1">
            <text:p>Everything prior to this point is pure USB getting information from the device. <text:s/>Everything (pretty much) after this point is executing various commands from the GP-GL protocol. <text:s/>The Silhouette software appears to use the 1b05/3003 exchange as a heartbeat to ensure that the device stays up and running.</text:p>
          </table:table-cell>
          <table:covered-table-cell table:number-columns-repeated="5" table:style-name="ce45"/>
          <table:table-cell table:style-name="ce3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8" office:value-type="string" calcext:value-type="string">
            <text:p>464703</text:p>
          </table:table-cell>
          <table:table-cell table:style-name="ce39" office:value-type="string" calcext:value-type="string" table:number-columns-spanned="6" table:number-rows-spanned="1">
            <text:p>Why the Silhouette software requests the version string twice, I do not know. With a status/response between.</text:p>
          </table:table-cell>
          <table:covered-table-cell table:number-columns-repeated="5" table:style-name="ce45"/>
          <table:table-cell table:style-name="ce3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6 47 03 <text:s text:c="41"/>FG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7" office:value-type="string" calcext:value-type="string">
            <text:p>43414d454f20332056312e35302020202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3 41 4d 45 4f 20 33 20 56 31 2e 35 30 20 20 20 <text:s text:c="2"/>CAMEO 3 V1.50 <text:s text:c="2"/>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50 <text:s/>20 03 <text:s text:c="45"/>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8" office:value-type="string" calcext:value-type="string">
            <text:p>4647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6 47 03 <text:s text:c="41"/>FG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7" office:value-type="string" calcext:value-type="string">
            <text:p>43414d454f20332056312e35302020202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3 41 4d 45 4f 20 33 20 56 31 2e 35 30 20 20 20 <text:s text:c="2"/>CAMEO 3 V1.50 <text:s text:c="2"/>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50 <text:s/>20 03 <text:s text:c="45"/>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40" office:value-type="string" calcext:value-type="string" table:number-columns-spanned="6" table:number-rows-spanned="1">
            <text:p>Since the Silhouette software uses the status/response as a heartbeat, you get N copies between each command that takes longer than X to formulate.</text:p>
          </table:table-cell>
          <table:covered-table-cell table:number-columns-repeated="5" table:style-name="ce45"/>
          <table:table-cell table:style-name="ce3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5b03</text:p>
          </table:table-cell>
          <table:table-cell table:style-name="ce37" office:value-type="string" calcext:value-type="string">
            <text:p>Retrieve Coordinates</text:p>
          </table:table-cell>
          <table:table-cell table:style-name="ce37"/>
          <table:table-cell table:style-name="ce37" office:value-type="string" calcext:value-type="string">
            <text:p>READ LOWER LEFT</text:p>
          </table:table-cell>
          <table:table-cell table:style-name="ce37" table:number-columns-repeated="2"/>
          <table:table-cell table:style-name="ce61" office:value-type="string" calcext:value-type="string" table:number-columns-spanned="4" table:number-rows-spanned="13">
            <text:p>Since this is happening on the USB interface, and it’s a READ option with the result returning to the host, then it must be the Silhouette software getting the coordinates from the device.</text:p>
            <text:p/>
            <text:p>But how would the device know this?  It has no clear idea whether it has a cutting mat loaded, or a sheet of vynyl, or the size of the cutting mat, or the length of the vynyl.</text:p>
          </table:table-cell>
          <table:covered-table-cell table:style-name="ce45"/>
          <table:covered-table-cell table:number-columns-repeated="2" table:style-name="ce68"/>
          <table:table-cell table:style-name="ce67" table:number-columns-repeated="10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5b 03 <text:s text:c="44"/>[.</text:p>
          </table:table-cell>
          <table:table-cell table:style-name="ce37" table:number-columns-repeated="5"/>
          <table:covered-table-cell table:style-name="ce47"/>
          <table:covered-table-cell table:style-name="ce48"/>
          <table:covered-table-cell table:number-columns-repeated="2" table:style-name="ce69"/>
          <table:table-cell table:style-name="ce67" table:number-columns-repeated="10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5"/>
          <table:covered-table-cell table:style-name="ce47"/>
          <table:covered-table-cell table:style-name="ce48"/>
          <table:covered-table-cell table:number-columns-repeated="2" table:style-name="ce69"/>
          <table:table-cell table:style-name="ce67" table:number-columns-repeated="10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5"/>
          <table:covered-table-cell table:style-name="ce47"/>
          <table:covered-table-cell table:style-name="ce48"/>
          <table:covered-table-cell table:number-columns-repeated="2" table:style-name="ce69"/>
          <table:table-cell table:style-name="ce67" table:number-columns-repeated="10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7" office:value-type="string" calcext:value-type="string">
            <text:p>2020202020302c20202020203003</text:p>
          </table:table-cell>
          <table:table-cell table:style-name="ce41" office:value-type="string" calcext:value-type="string" table:number-columns-spanned="4" table:number-rows-spanned="1">
            <text:p>Two comma separated 6 digit numbers, space filled.</text:p>
          </table:table-cell>
          <table:covered-table-cell table:number-columns-repeated="3" table:style-name="ce45"/>
          <table:table-cell table:style-name="ce37"/>
          <table:covered-table-cell table:style-name="ce47"/>
          <table:covered-table-cell table:style-name="ce48"/>
          <table:covered-table-cell table:number-columns-repeated="2" table:style-name="ce69"/>
          <table:table-cell table:style-name="ce67" table:number-columns-repeated="10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20 20 20 20 20 30 2c 20 20 20 20 20 30 03 <text:s text:c="13"/>0, <text:s text:c="4"/>0.</text:p>
          </table:table-cell>
          <table:table-cell table:style-name="ce37" table:number-columns-repeated="5"/>
          <table:covered-table-cell table:style-name="ce47"/>
          <table:covered-table-cell table:style-name="ce48"/>
          <table:covered-table-cell table:number-columns-repeated="2" table:style-name="ce69"/>
          <table:table-cell table:style-name="ce67" table:number-columns-repeated="10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5"/>
          <table:covered-table-cell table:style-name="ce47"/>
          <table:covered-table-cell table:style-name="ce48"/>
          <table:covered-table-cell table:number-columns-repeated="2" table:style-name="ce69"/>
          <table:table-cell table:style-name="ce67" table:number-columns-repeated="10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5"/>
          <table:covered-table-cell table:style-name="ce47"/>
          <table:covered-table-cell table:style-name="ce48"/>
          <table:covered-table-cell table:number-columns-repeated="2" table:style-name="ce69"/>
          <table:table-cell table:style-name="ce67" table:number-columns-repeated="10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8" office:value-type="string" calcext:value-type="string">
            <text:p>5503</text:p>
          </table:table-cell>
          <table:table-cell table:style-name="ce42" office:value-type="string" calcext:value-type="string" table:number-columns-spanned="2" table:number-rows-spanned="1">
            <text:p>Retrieve Coordinates</text:p>
          </table:table-cell>
          <table:covered-table-cell table:style-name="ce45"/>
          <table:table-cell table:style-name="ce37" office:value-type="string" calcext:value-type="string">
            <text:p>READ UPPER RIGHT</text:p>
          </table:table-cell>
          <table:table-cell table:style-name="ce37" table:number-columns-repeated="2"/>
          <table:covered-table-cell table:style-name="ce47"/>
          <table:covered-table-cell table:style-name="ce48"/>
          <table:covered-table-cell table:number-columns-repeated="2" table:style-name="ce69"/>
          <table:table-cell table:style-name="ce67" table:number-columns-repeated="10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55 03 <text:s text:c="44"/>U.</text:p>
          </table:table-cell>
          <table:table-cell table:style-name="ce37" table:number-columns-repeated="5"/>
          <table:covered-table-cell table:style-name="ce47"/>
          <table:covered-table-cell table:style-name="ce48"/>
          <table:covered-table-cell table:number-columns-repeated="2" table:style-name="ce69"/>
          <table:table-cell table:style-name="ce67" table:number-columns-repeated="10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5"/>
          <table:covered-table-cell table:style-name="ce47"/>
          <table:covered-table-cell table:style-name="ce48"/>
          <table:covered-table-cell table:number-columns-repeated="2" table:style-name="ce69"/>
          <table:table-cell table:style-name="ce67" table:number-columns-repeated="10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5"/>
          <table:covered-table-cell table:style-name="ce47"/>
          <table:covered-table-cell table:style-name="ce48"/>
          <table:covered-table-cell table:number-columns-repeated="2" table:style-name="ce69"/>
          <table:table-cell table:style-name="ce67" table:number-columns-repeated="10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7" office:value-type="string" calcext:value-type="string">
            <text:p>2020353538382c20203630383003</text:p>
          </table:table-cell>
          <table:table-cell table:style-name="ce41" office:value-type="string" calcext:value-type="string" table:number-columns-spanned="4" table:number-rows-spanned="1">
            <text:p>Two comma separated 6 digit numbers, space filled.</text:p>
          </table:table-cell>
          <table:covered-table-cell table:number-columns-repeated="3" table:style-name="ce45"/>
          <table:table-cell table:style-name="ce37"/>
          <table:covered-table-cell table:style-name="ce47"/>
          <table:covered-table-cell table:style-name="ce48"/>
          <table:covered-table-cell table:number-columns-repeated="2" table:style-name="ce69"/>
          <table:table-cell table:style-name="ce67" table:number-columns-repeated="10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20 20 35 35 38 38 2c 20 20 36 30 38 30 03 <text:s text:c="10"/>5588, <text:s/>608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8" office:value-type="string" calcext:value-type="string">
            <text:p>46513003</text:p>
          </table:table-cell>
          <table:table-cell table:style-name="ce37" office:value-type="string" calcext:value-type="string">
            <text:p>Data retrieval of some sort</text:p>
          </table:table-cell>
          <table:table-cell table:style-name="ce37" table:number-columns-repeated="2"/>
          <table:table-cell table:style-name="ce50" office:value-type="string" calcext:value-type="string" table:number-columns-spanned="5" table:number-rows-spanned="32">
            <text:p>If all these do is retrieve data, do we really need to worry about them?</text:p>
          </table:table-cell>
          <table:covered-table-cell table:number-columns-repeated="3" table:style-name="ce45"/>
          <table:covered-table-cell table:style-name="ce68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6 51 30 03 <text:s text:c="38"/>FQ0.</text:p>
          </table:table-cell>
          <table:table-cell table:style-name="ce37" office:value-type="string" calcext:value-type="string">
            <text:p>FQ0</text:p>
          </table:table-cell>
          <table:table-cell table:style-name="ce37" table:number-columns-repeated="2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3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3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202020313003</text:p>
          </table:table-cell>
          <table:table-cell table:style-name="ce37" office:value-type="string" calcext:value-type="string">
            <text:p>Five digit number, space filled.</text:p>
          </table:table-cell>
          <table:table-cell table:style-name="ce37" table:number-columns-repeated="2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20 20 20 31 30 03 <text:s text:c="35"/>10.</text:p>
          </table:table-cell>
          <table:table-cell table:style-name="ce37" table:number-columns-repeated="3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3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3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8" office:value-type="string" calcext:value-type="string">
            <text:p>46513203</text:p>
          </table:table-cell>
          <table:table-cell table:style-name="ce37" office:value-type="string" calcext:value-type="string">
            <text:p>Data retrieval of some sort</text:p>
          </table:table-cell>
          <table:table-cell table:style-name="ce37" table:number-columns-repeated="2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6 51 32 03 <text:s text:c="38"/>FQ2.</text:p>
          </table:table-cell>
          <table:table-cell table:style-name="ce37" office:value-type="string" calcext:value-type="string">
            <text:p>FQ2</text:p>
          </table:table-cell>
          <table:table-cell table:style-name="ce37" table:number-columns-repeated="2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3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3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202020313703</text:p>
          </table:table-cell>
          <table:table-cell table:style-name="ce37" office:value-type="string" calcext:value-type="string">
            <text:p>Five digit number, space filled.</text:p>
          </table:table-cell>
          <table:table-cell table:style-name="ce37" table:number-columns-repeated="2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20 20 20 31 37 03 <text:s text:c="35"/>17.</text:p>
          </table:table-cell>
          <table:table-cell table:style-name="ce37" table:number-columns-repeated="3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3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3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8" office:value-type="string" calcext:value-type="string">
            <text:p>5442373103</text:p>
          </table:table-cell>
          <table:table-cell table:style-name="ce37" office:value-type="string" calcext:value-type="string">
            <text:p>Data retrieval of some sort</text:p>
          </table:table-cell>
          <table:table-cell table:style-name="ce37" table:number-columns-repeated="2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54 42 37 31 03 <text:s text:c="35"/>TB71.</text:p>
          </table:table-cell>
          <table:table-cell table:style-name="ce37" office:value-type="string" calcext:value-type="string">
            <text:p>TB71</text:p>
          </table:table-cell>
          <table:table-cell table:style-name="ce37" table:number-columns-repeated="2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3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3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7" office:value-type="string" calcext:value-type="string">
            <text:p>20202020302c202020203003</text:p>
          </table:table-cell>
          <table:table-cell table:style-name="ce37" office:value-type="string" calcext:value-type="string">
            <text:p>Two comma separated 5 digit numbers.</text:p>
          </table:table-cell>
          <table:table-cell table:style-name="ce37" table:number-columns-repeated="2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20 20 20 20 30 2c 20 20 20 20 30 03 <text:s text:c="18"/>0, <text:s text:c="3"/>0.</text:p>
          </table:table-cell>
          <table:table-cell table:style-name="ce37" table:number-columns-repeated="3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3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3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8" office:value-type="string" calcext:value-type="string">
            <text:p>464103</text:p>
          </table:table-cell>
          <table:table-cell table:style-name="ce37" office:value-type="string" calcext:value-type="string">
            <text:p>Data retrieval of some sort</text:p>
          </table:table-cell>
          <table:table-cell table:style-name="ce37" table:number-columns-repeated="2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6 41 03 <text:s text:c="41"/>FA.</text:p>
          </table:table-cell>
          <table:table-cell table:style-name="ce37" office:value-type="string" calcext:value-type="string">
            <text:p>FA</text:p>
          </table:table-cell>
          <table:table-cell table:style-name="ce37" table:number-columns-repeated="2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3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3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7" office:value-type="string" calcext:value-type="string">
            <text:p>20202020302c202020203003</text:p>
          </table:table-cell>
          <table:table-cell table:style-name="ce37" office:value-type="string" calcext:value-type="string">
            <text:p>Two comma separated 5 digit numbers.</text:p>
          </table:table-cell>
          <table:table-cell table:style-name="ce37" table:number-columns-repeated="2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20 20 20 20 30 2c 20 20 20 20 30 03 <text:s text:c="18"/>0, <text:s text:c="3"/>0.</text:p>
          </table:table-cell>
          <table:table-cell table:style-name="ce37" table:number-columns-repeated="3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3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3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office:value-type="string" calcext:value-type="string">
            <text:p>Status Request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office:value-type="string" calcext:value-type="string">
            <text:p>Ready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office:value-type="string" calcext:value-type="string">
            <text:p>Status Request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office:value-type="string" calcext:value-type="string">
            <text:p>Ready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54473103464e3003544235302c30035c33302c3330035a35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54 47 31 03 46 4e 30 03 54 42 35 30 2c 30 03 5c <text:s text:c="2"/>TG1.FN0.TB50,0.\</text:p>
          </table:table-cell>
          <table:table-cell table:style-name="ce37" office:value-type="string" calcext:value-type="string">
            <text:p>TG1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50 <text:s/>33 30 2c 33 30 03 5a 35 35 35 38 2c 34 32 38 38 <text:s text:c="2"/>30,30.Z5558,4288</text:p>
          </table:table-cell>
          <table:table-cell table:style-name="ce37" office:value-type="string" calcext:value-type="string">
            <text:p>FN0</text:p>
          </table:table-cell>
          <table:table-cell table:style-name="ce46" office:value-type="string" calcext:value-type="string" table:number-columns-spanned="6" table:number-rows-spanned="2">
            <text:p>This same pair (FN0/TB50,0) appears as part of the ending sequence.</text:p>
          </table:table-cell>
          <table:covered-table-cell table:number-columns-repeated="5" table:style-name="ce45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60 <text:s/>03 4a 31 03 <text:s text:c="38"/>.J1.</text:p>
          </table:table-cell>
          <table:table-cell table:style-name="ce37" office:value-type="string" calcext:value-type="string">
            <text:p>TB50,0</text:p>
          </table:table-cell>
          <table:covered-table-cell table:style-name="ce47"/>
          <table:covered-table-cell table:number-columns-repeated="5" table:style-name="ce48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office:value-type="string" calcext:value-type="string">
            <text:p>\30,30</text:p>
          </table:table-cell>
          <table:table-cell table:style-name="ce37" office:value-type="string" calcext:value-type="string">
            <text:p>Control</text:p>
          </table:table-cell>
          <table:table-cell table:style-name="ce49" office:value-type="string" calcext:value-type="string">
            <text:p>WRITE LOWER LEFT</text:p>
          </table:table-cell>
          <table:table-cell table:style-name="ce51" office:value-type="string" calcext:value-type="string" table:number-columns-spanned="5" table:number-rows-spanned="2">
            <text:p>Setting the actual size via Silhouette knowing the size of the paper and the fact that a cutting mat is in use?</text:p>
          </table:table-cell>
          <table:covered-table-cell table:number-columns-repeated="2"/>
          <table:covered-table-cell table:style-name="ce65"/>
          <table:covered-table-cell table:style-name="ce70"/>
          <table:table-cell table:style-name="ce76"/>
          <table:table-cell/>
          <table:table-cell table:style-name="ce76" table:number-columns-repeated="9"/>
          <table:table-cell table:style-name="ce78" table:number-columns-repeated="4"/>
          <table:table-cell table:style-name="ce77" table:number-columns-repeated="3"/>
          <table:table-cell table:style-name="ce80" table:number-columns-repeated="4"/>
          <table:table-cell table:style-name="ce5" table:number-columns-repeated="989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office:value-type="string" calcext:value-type="string">
            <text:p>Z5558,4288</text:p>
          </table:table-cell>
          <table:table-cell table:style-name="ce37" office:value-type="string" calcext:value-type="string">
            <text:p>Control</text:p>
          </table:table-cell>
          <table:table-cell table:style-name="ce49" office:value-type="string" calcext:value-type="string">
            <text:p>WRITE UPPER RIGHT</text:p>
          </table:table-cell>
          <table:covered-table-cell/>
          <table:covered-table-cell table:style-name="ce57"/>
          <table:covered-table-cell table:number-columns-repeated="2" table:style-name="ce62"/>
          <table:covered-table-cell table:style-name="ce71"/>
          <table:table-cell table:style-name="ce76" table:number-columns-repeated="11"/>
          <table:table-cell table:style-name="ce78" table:number-columns-repeated="4"/>
          <table:table-cell table:style-name="ce77" table:number-columns-repeated="3"/>
          <table:table-cell table:style-name="ce80" table:number-columns-repeated="4"/>
          <table:table-cell table:style-name="ce5" table:number-columns-repeated="98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2131302c3103465831382c31034643302c312c31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21 31 30 2c 31 03 46 58 31 38 2c 31 03 46 43 30 <text:s text:c="2"/>!10,1.FX18,1.FC0</text:p>
          </table:table-cell>
          <table:table-cell table:style-name="ce37" office:value-type="string" calcext:value-type="string">
            <text:p>!10,1</text:p>
          </table:table-cell>
          <table:table-cell table:style-name="ce37"/>
          <table:table-cell table:style-name="ce37" office:value-type="string" calcext:value-type="string">
            <text:p>Speed(10) Pen(1)</text:p>
          </table:table-cell>
          <table:table-cell table:style-name="ce37" table:number-columns-repeated="4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50 <text:s/>2c 31 2c 31 03 <text:s text:c="35"/>,1,1.</text:p>
          </table:table-cell>
          <table:table-cell table:style-name="ce37" office:value-type="string" calcext:value-type="string">
            <text:p>FX18,1</text:p>
          </table:table-cell>
          <table:table-cell table:style-name="ce37"/>
          <table:table-cell table:style-name="ce37" office:value-type="string" calcext:value-type="string">
            <text:p>Pressure(18) Pen(1)</text:p>
          </table:table-cell>
          <table:table-cell table:style-name="ce37" table:number-columns-repeated="4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office:value-type="string" calcext:value-type="string">
            <text:p>FC0,1,1</text:p>
          </table:table-cell>
          <table:table-cell table:style-name="ce37"/>
          <table:table-cell table:style-name="ce37" office:value-type="string" calcext:value-type="string">
            <text:p>CutterOffset(0,1) Pen(1)</text:p>
          </table:table-cell>
          <table:table-cell table:style-name="ce37" table:number-columns-repeated="4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4645302c31034646302c302c31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6 45 30 2c 31 03 46 46 30 2c 30 2c 31 03 <text:s text:c="8"/>FE0,1.FF0,0,1.</text:p>
          </table:table-cell>
          <table:table-cell table:style-name="ce37" office:value-type="string" calcext:value-type="string">
            <text:p>FE0,1</text:p>
          </table:table-cell>
          <table:table-cell table:style-name="ce37"/>
          <table:table-cell table:style-name="ce37" office:value-type="string" calcext:value-type="string">
            <text:p>FE(0) Pen(1)</text:p>
          </table:table-cell>
          <table:table-cell table:style-name="ce52" office:value-type="string" calcext:value-type="string" table:number-columns-spanned="5" table:number-rows-spanned="3">
            <text:p>It occurs to me that these may have to do with the autoblade, setting the desired depth of cutting. <text:s/>Zero may mean don’t mess with the setting, since I told it to use ‘pen’ instead of ‘blade’.</text:p>
          </table:table-cell>
          <table:covered-table-cell table:number-columns-repeated="3" table:style-name="ce58"/>
          <table:covered-table-cell table:style-name="ce72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office:value-type="string" calcext:value-type="string">
            <text:p>FF0,0,1</text:p>
          </table:table-cell>
          <table:table-cell table:style-name="ce37"/>
          <table:table-cell table:style-name="ce37" office:value-type="string" calcext:value-type="string">
            <text:p>FF(0,0) Pen(1)</text:p>
          </table:table-cell>
          <table:covered-table-cell table:style-name="ce53"/>
          <table:covered-table-cell table:number-columns-repeated="3" table:style-name="ce57"/>
          <table:covered-table-cell table:style-name="ce73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3"/>
          <table:covered-table-cell table:style-name="ce53"/>
          <table:covered-table-cell table:number-columns-repeated="3" table:style-name="ce57"/>
          <table:covered-table-cell table:style-name="ce73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office:value-type="string" calcext:value-type="string">
            <text:p>Status Request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office:value-type="string" calcext:value-type="string">
            <text:p>Ready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office:value-type="string" calcext:value-type="string">
            <text:p>Status Request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office:value-type="string" calcext:value-type="string">
            <text:p>Ready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4d3235342c32353403</text:p>
          </table:table-cell>
          <table:table-cell table:style-name="ce37" office:value-type="string" calcext:value-type="string">
            <text:p>Move to given coordinates.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d 32 35 34 2c 32 35 34 03 <text:s text:c="23"/>M254,254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3"/>
          <table:table-cell table:style-name="ce54"/>
          <table:table-cell table:style-name="ce59"/>
          <table:table-cell table:style-name="ce63"/>
          <table:table-cell table:style-name="ce66"/>
          <table:table-cell table:style-name="ce74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424532e821903c3bab03</text:p>
          </table:table-cell>
          <table:table-cell table:style-name="ce37" office:value-type="string" calcext:value-type="string">
            <text:p>Draw #1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2 45 32 e8 21 90 3c 3b ab 03 <text:s text:c="20"/>BE2.!.&lt;;..</text:p>
          </table:table-cell>
          <table:table-cell table:style-name="ce43"/>
          <table:table-cell table:style-name="ce44" table:number-columns-repeated="6"/>
          <table:table-cell table:style-name="ce75" table:number-columns-repeated="4"/>
          <table:table-cell/>
          <table:table-cell table:style-name="ce67" table:number-columns-repeated="7"/>
          <table:table-cell table:style-name="ce79"/>
          <table:table-cell table:style-name="ce77" table:number-columns-repeated="6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44" table:number-columns-repeated="7"/>
          <table:table-cell table:style-name="ce75" table:number-columns-repeated="4"/>
          <table:table-cell table:style-name="ce67" table:number-columns-repeated="8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44" table:number-columns-repeated="3"/>
          <table:table-cell table:style-name="ce55"/>
          <table:table-cell table:style-name="ce60"/>
          <table:table-cell table:style-name="ce64"/>
          <table:table-cell table:style-name="ce44"/>
          <table:table-cell table:style-name="ce75" table:number-columns-repeated="4"/>
          <table:table-cell table:style-name="ce67" table:number-columns-repeated="8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8" office:value-type="string" calcext:value-type="string">
            <text:p>424531909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2 45 31 90 90 03 <text:s text:c="32"/>BE1...</text:p>
          </table:table-cell>
          <table:table-cell table:style-name="ce44" table:number-columns-repeated="7"/>
          <table:table-cell table:style-name="ce75" table:number-columns-repeated="3"/>
          <table:table-cell table:style-name="ce67" table:number-columns-repeated="9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44" table:number-columns-repeated="7"/>
          <table:table-cell table:style-name="ce75" table:number-columns-repeated="3"/>
          <table:table-cell table:style-name="ce67" table:number-columns-repeated="9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44" table:number-columns-repeated="7"/>
          <table:table-cell table:style-name="ce75" table:number-columns-repeated="3"/>
          <table:table-cell table:style-name="ce67" table:number-columns-repeated="9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424532d6247b92dd89a844a19acca0b24a8903</text:p>
          </table:table-cell>
          <table:table-cell table:style-name="ce37" office:value-type="string" calcext:value-type="string">
            <text:p>Draw #2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2 45 32 d6 24 7b 92 dd 89 a8 44 a1 9a cc a0 b2 <text:s text:c="2"/>BE2.${....D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50 <text:s/>4a 89 03 <text:s text:c="41"/>J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4245319090909090f6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2 45 31 90 90 90 90 90 f6 03 <text:s text:c="20"/>BE1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42453270fd8f84558303</text:p>
          </table:table-cell>
          <table:table-cell table:style-name="ce37" office:value-type="string" calcext:value-type="string">
            <text:p>Draw #3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2 45 32 70 fd 8f 84 55 83 03 <text:s text:c="20"/>BE2p...U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4245319890939c949c959c959b969b969b969a979a989a98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2 45 31 98 90 93 9c 94 9c 95 9c 95 9b 96 9b 96 <text:s text:c="2"/>BE1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50 <text:s/>9b 96 9a 97 9a 98 9a 98 99 98 99 99 98 99 98 9a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60 <text:s/>98 9a 97 9a 96 9b 96 9b 96 9b 95 9c 95 9c 94 9c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70 <text:s/>93 9c 93 9c 92 9d 92 9d 91 9d 90 9d 90 9d 8f 9d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80 <text:s/>8e 9c 8e 9c 8d 9c 8d 9c 8c 9c 8b 9b 8b 9b 8a 9b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90 <text:s/>8a 9a 8a 9a 89 9a 88 99 88 99 88 98 87 98 87 98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a0 <text:s/>86 97 86 96 86 96 85 96 85 95 85 95 84 94 84 93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b0 <text:s/>84 93 84 92 84 92 83 91 83 90 83 90 83 8f 83 8e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c0 <text:s/>83 8e 84 8d 84 8d 84 8c 84 8b 84 8b 85 8a 85 8a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d0 <text:s/>85 8a 86 89 86 88 86 88 87 88 87 87 88 87 88 86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e0 <text:s/>88 86 89 86 8a 85 8a 85 8a 85 8b 84 8b 84 8c 84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f0 <text:s/>8d 84 8d 84 8e 83 8e 83 8f 83 90 83 90 83 91 83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100 <text:s/>92 84 92 84 93 84 93 84 94 84 95 85 95 85 96 85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110 <text:s/>96 86 96 86 97 86 98 87 98 87 98 88 99 88 99 88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120 <text:s/>9a 89 9a 8a 9a 8a 9b 8a 9b 8b 9b 8b 9c 8c 9c 8d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130 <text:s/>9c 8d 9c 8e 9c 03 <text:s text:c="32"/>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4245318e9d8f9d909d909d919d929d929c939c9090889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2 45 31 8e 9d 8f 9d 90 9d 90 9d 91 9d 92 9d 92 <text:s text:c="2"/>BE1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50 <text:s/>9c 93 9c 90 90 88 90 03 <text:s text:c="26"/>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424532f4d77a03</text:p>
          </table:table-cell>
          <table:table-cell table:style-name="ce37" office:value-type="string" calcext:value-type="string">
            <text:p>Draw #4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2 45 32 f4 d7 7a 03 <text:s text:c="29"/>BE2..z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8" office:value-type="string" calcext:value-type="string">
            <text:p>424531909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2 45 31 90 90 03 <text:s text:c="32"/>BE1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office:value-type="string" calcext:value-type="string">
            <text:p>Status Request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103</text:p>
          </table:table-cell>
          <table:table-cell table:style-name="ce37" office:value-type="string" calcext:value-type="string">
            <text:p>Busy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1 03 <text:s text:c="44"/>1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office:value-type="string" calcext:value-type="string">
            <text:p>Status Request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103</text:p>
          </table:table-cell>
          <table:table-cell table:style-name="ce37" office:value-type="string" calcext:value-type="string">
            <text:p>Busy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1 03 <text:s text:c="44"/>1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office:value-type="string" calcext:value-type="string">
            <text:p>Status Request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office:value-type="string" calcext:value-type="string">
            <text:p>Ready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office:value-type="string" calcext:value-type="string">
            <text:p>Status Request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office:value-type="string" calcext:value-type="string">
            <text:p>Ready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office:value-type="string" calcext:value-type="string">
            <text:p>Status Request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office:value-type="string" calcext:value-type="string">
            <text:p>Ready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4c30034a32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c 30 03 4a 32 03 <text:s text:c="32"/>L0.J2.</text:p>
          </table:table-cell>
          <table:table-cell table:style-name="ce37" office:value-type="string" calcext:value-type="string">
            <text:p>L0</text:p>
          </table:table-cell>
          <table:table-cell table:style-name="ce37" office:value-type="string" calcext:value-type="string">
            <text:p>LineType(0)</text:p>
          </table:table-cell>
          <table:table-cell table:style-name="ce37" table:number-columns-repeated="5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office:value-type="string" calcext:value-type="string">
            <text:p>J2</text:p>
          </table:table-cell>
          <table:table-cell table:style-name="ce37" office:value-type="string" calcext:value-type="string">
            <text:p>NewPen(2)</text:p>
          </table:table-cell>
          <table:table-cell table:style-name="ce37" table:number-columns-repeated="5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2131302c3203465831382c32034643302c312c3203464530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21 31 30 2c 32 03 46 58 31 38 2c 32 03 46 43 30 <text:s text:c="2"/>!10,2.FX18,2.FC0</text:p>
          </table:table-cell>
          <table:table-cell table:style-name="ce37" office:value-type="string" calcext:value-type="string">
            <text:p>!10,2</text:p>
          </table:table-cell>
          <table:table-cell table:style-name="ce37" office:value-type="string" calcext:value-type="string">
            <text:p>Speed(10) Pen(2)</text:p>
          </table:table-cell>
          <table:table-cell table:style-name="ce37" table:number-columns-repeated="5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50 <text:s/>2c 31 2c 32 03 46 45 30 2c 32 03 46 46 30 2c 30 <text:s text:c="2"/>,1,2.FE0,2.FF0,0</text:p>
          </table:table-cell>
          <table:table-cell table:style-name="ce37" office:value-type="string" calcext:value-type="string">
            <text:p>FX18,2</text:p>
          </table:table-cell>
          <table:table-cell table:style-name="ce37" office:value-type="string" calcext:value-type="string">
            <text:p>Pressure(18) Pen(2)</text:p>
          </table:table-cell>
          <table:table-cell table:style-name="ce37" table:number-columns-repeated="5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60 <text:s/>2c 32 03 <text:s text:c="41"/>,2.</text:p>
          </table:table-cell>
          <table:table-cell table:style-name="ce37" office:value-type="string" calcext:value-type="string">
            <text:p>FC0,1,2</text:p>
          </table:table-cell>
          <table:table-cell table:style-name="ce37" office:value-type="string" calcext:value-type="string">
            <text:p>CutterOffset(0,1) Pen(2)</text:p>
          </table:table-cell>
          <table:table-cell table:style-name="ce37" table:number-columns-repeated="5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office:value-type="string" calcext:value-type="string">
            <text:p>FE0,2</text:p>
          </table:table-cell>
          <table:table-cell table:style-name="ce37" office:value-type="string" calcext:value-type="string">
            <text:p>Unknown(0) Pen(2)</text:p>
          </table:table-cell>
          <table:table-cell table:style-name="ce37" table:number-columns-repeated="5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office:value-type="string" calcext:value-type="string">
            <text:p>FF0,0,2</text:p>
          </table:table-cell>
          <table:table-cell table:style-name="ce37" office:value-type="string" calcext:value-type="string">
            <text:p>Unknown(0,0) Pen(2)</text:p>
          </table:table-cell>
          <table:table-cell table:style-name="ce37" table:number-columns-repeated="5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1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1 03 <text:s text:c="44"/>1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4d3235342c3132373003</text:p>
          </table:table-cell>
          <table:table-cell table:style-name="ce37" office:value-type="string" calcext:value-type="string">
            <text:p>Move to given coordinates.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d 32 35 34 2c 31 32 37 30 03 <text:s text:c="20"/>M254,127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424532e821903c3bab03</text:p>
          </table:table-cell>
          <table:table-cell table:style-name="ce37" office:value-type="string" calcext:value-type="string">
            <text:p>Draw #1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2 45 32 e8 21 90 3c 3b ab 03 <text:s text:c="20"/>BE2.!.&lt;;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8" office:value-type="string" calcext:value-type="string">
            <text:p>424531909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2 45 31 90 90 03 <text:s text:c="32"/>BE1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424532d6247b92dd89a844a19acca0b24a8903</text:p>
          </table:table-cell>
          <table:table-cell table:style-name="ce37" office:value-type="string" calcext:value-type="string">
            <text:p>Draw #2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2 45 32 d6 24 7b 92 dd 89 a8 44 a1 9a cc a0 b2 <text:s text:c="2"/>BE2.${....D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50 <text:s/>4a 89 03 <text:s text:c="41"/>J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4245319090909090f6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2 45 31 90 90 90 90 90 f6 03 <text:s text:c="20"/>BE1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42453270fd8f84558303</text:p>
          </table:table-cell>
          <table:table-cell table:style-name="ce37" office:value-type="string" calcext:value-type="string">
            <text:p>Draw #3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2 45 32 70 fd 8f 84 55 83 03 <text:s text:c="20"/>BE2p...U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4245319890939c949c959c959b969b969b969a979a989a98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2 45 31 98 90 93 9c 94 9c 95 9c 95 9b 96 9b 96 <text:s text:c="2"/>BE1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50 <text:s/>9b 96 9a 97 9a 98 9a 98 99 98 99 99 98 99 98 9a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60 <text:s/>98 9a 97 9a 96 9b 96 9b 96 9b 95 9c 95 9c 94 9c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70 <text:s/>93 9c 93 9c 92 9d 92 9d 91 9d 90 9d 90 9d 8f 9d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80 <text:s/>8e 9c 8e 9c 8d 9c 8d 9c 8c 9c 8b 9b 8b 9b 8a 9b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90 <text:s/>8a 9a 8a 9a 89 9a 88 99 88 99 88 98 87 98 87 98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a0 <text:s/>86 97 86 96 86 96 85 96 85 95 85 95 84 94 84 93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b0 <text:s/>84 93 84 92 84 92 83 91 83 90 83 90 83 8f 83 8e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c0 <text:s/>83 8e 84 8d 84 8d 84 8c 84 8b 84 8b 85 8a 85 8a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d0 <text:s/>85 8a 86 89 86 88 86 88 87 88 87 87 88 87 88 86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e0 <text:s/>88 86 89 86 8a 85 8a 85 8a 85 8b 84 8b 84 8c 84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f0 <text:s/>8d 84 8d 84 8e 83 8e 83 8f 83 90 83 90 83 91 83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100 <text:s/>92 84 92 84 93 84 93 84 94 84 95 85 95 85 96 85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110 <text:s/>96 86 96 86 97 86 98 87 98 87 98 88 99 88 99 88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120 <text:s/>9a 89 9a 8a 9a 8a 9b 8a 9b 8b 9b 8b 9c 8c 9c 8d <text:s text:c="2"/>...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130 <text:s/>9c 8d 9c 8e 9c 03 <text:s text:c="32"/>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4245318e9d8f9d909d909d919d929d929c939c9090889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2 45 31 8e 9d 8f 9d 90 9d 90 9d 91 9d 92 9d 92 <text:s text:c="2"/>BE1.....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50 <text:s/>9c 93 9c 90 90 88 90 03 <text:s text:c="26"/>.....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424532f4d77a03</text:p>
          </table:table-cell>
          <table:table-cell table:style-name="ce37" office:value-type="string" calcext:value-type="string">
            <text:p>Draw #4</text:p>
          </table:table-cell>
          <table:table-cell table:style-name="ce37" table:number-columns-repeated="6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2 45 32 f4 d7 7a 03 <text:s text:c="29"/>BE2..z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8" office:value-type="string" calcext:value-type="string">
            <text:p>424531909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2 45 31 90 90 03 <text:s text:c="32"/>BE1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1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1 03 <text:s text:c="44"/>1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1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1 03 <text:s text:c="44"/>1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1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1 03 <text:s text:c="44"/>1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1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1 03 <text:s text:c="44"/>1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1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1 03 <text:s text:c="44"/>1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1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1 03 <text:s text:c="44"/>1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1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1 03 <text:s text:c="44"/>1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1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1 03 <text:s text:c="44"/>1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4c30035c302c30034d302c30034a3003464e300354423530.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4c 30 03 5c 30 2c 30 03 4d 30 2c 30 03 4a 30 03 <text:s text:c="2"/>L0.\0,0.M0,0.J0.</text:p>
          </table:table-cell>
          <table:table-cell table:style-name="ce37" office:value-type="string" calcext:value-type="string">
            <text:p>L0</text:p>
          </table:table-cell>
          <table:table-cell table:style-name="ce37" office:value-type="string" calcext:value-type="string">
            <text:p>LineType(0)</text:p>
          </table:table-cell>
          <table:table-cell table:style-name="ce37"/>
          <table:table-cell table:style-name="ce56" office:value-type="string" calcext:value-type="string" table:number-columns-spanned="5" table:number-rows-spanned="6">
            <text:p>End of cut sequence, returning to the top left corner (starting position).</text:p>
          </table:table-cell>
          <table:covered-table-cell table:number-columns-repeated="3" table:style-name="ce45"/>
          <table:covered-table-cell table:style-name="ce68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50 <text:s/>46 4e 30 03 54 42 35 30 2c 30 03 <text:s text:c="17"/>FN0.TB50,0.</text:p>
          </table:table-cell>
          <table:table-cell table:style-name="ce37" office:value-type="string" calcext:value-type="string">
            <text:p>\0,0</text:p>
          </table:table-cell>
          <table:table-cell table:style-name="ce37" office:value-type="string" calcext:value-type="string">
            <text:p>WRITE LOWER LEFT</text:p>
          </table:table-cell>
          <table:table-cell table:style-name="ce37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office:value-type="string" calcext:value-type="string">
            <text:p>M0,0</text:p>
          </table:table-cell>
          <table:table-cell table:style-name="ce37" office:value-type="string" calcext:value-type="string">
            <text:p>MOVE(0,0)</text:p>
          </table:table-cell>
          <table:table-cell table:style-name="ce37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office:value-type="string" calcext:value-type="string">
            <text:p>J0</text:p>
          </table:table-cell>
          <table:table-cell table:style-name="ce37" office:value-type="string" calcext:value-type="string">
            <text:p>Pen(0) i.e. No pen?</text:p>
          </table:table-cell>
          <table:table-cell table:style-name="ce37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office:value-type="string" calcext:value-type="string">
            <text:p>FN0</text:p>
          </table:table-cell>
          <table:table-cell table:style-name="ce37" office:value-type="string" calcext:value-type="string">
            <text:p>Unknown</text:p>
          </table:table-cell>
          <table:table-cell table:style-name="ce37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office:value-type="string" calcext:value-type="string">
            <text:p>TB50,0</text:p>
          </table:table-cell>
          <table:table-cell table:style-name="ce37" office:value-type="string" calcext:value-type="string">
            <text:p>Unknown(50) Pen(2)</text:p>
          </table:table-cell>
          <table:table-cell table:style-name="ce37"/>
          <table:covered-table-cell table:style-name="ce47"/>
          <table:covered-table-cell table:number-columns-repeated="3" table:style-name="ce48"/>
          <table:covered-table-cell table:style-name="ce69"/>
          <table:table-cell table:style-name="ce67" table:number-columns-repeated="11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1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1 03 <text:s text:c="44"/>1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1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1 03 <text:s text:c="44"/>1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7" office:value-type="string" calcext:value-type="string">
            <text:p>1b05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1b 05 <text:s text:c="44"/>.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4"/>Interface id: 0 (unknown)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<text:s text:c="8"/>Interface name: unknown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8" office:value-type="string" calcext:value-type="string">
            <text:p>3003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>
          <table:table-cell table:style-name="ce2" table:number-columns-repeated="3"/>
          <table:table-cell table:style-name="ce5"/>
          <table:table-cell table:style-name="ce7" office:value-type="string" calcext:value-type="string">
            <text:p>0040 <text:s/>30 03 <text:s text:c="44"/>0.</text:p>
          </table:table-cell>
          <table:table-cell table:style-name="ce37" table:number-columns-repeated="7"/>
          <table:table-cell table:style-name="ce67" table:number-columns-repeated="12"/>
          <table:table-cell table:style-name="ce77" table:number-columns-repeated="7"/>
          <table:table-cell table:style-name="ce5" table:number-columns-repeated="993"/>
        </table:table-row>
        <table:table-row table:style-name="ro1" table:number-rows-repeated="10478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ripleThreatSilhouette.tshark'.AF2:'TripleThreatSilhouette.tshark'.AMJ275 'TripleThreatSilhouette.tshark'.AF276:'TripleThreatSilhouette.tshark'.AMJ705 'TripleThreatSilhouette.tshark'.A2:'TripleThreatSilhouette.tshark'.E705">
            <calcext:condition calcext:apply-style-name="Accent 3" calcext:value="formula-is([.$A2]&gt;0)" calcext:base-cell-address="'TripleThreatSilhouette.tshark'.A2"/>
          </calcext:conditional-format>
          <calcext:conditional-format calcext:target-range-address="'TripleThreatSilhouette.tshark'.Y2:'TripleThreatSilhouette.tshark'.AE175 'TripleThreatSilhouette.tshark'.Z216:'TripleThreatSilhouette.tshark'.AE216 'TripleThreatSilhouette.tshark'.Y215:'TripleThreatSilhouette.tshark'.AE215 'TripleThreatSilhouette.tshark'.Y214:'TripleThreatSilhouette.tshark'.AE214 'TripleThreatSilhouette.tshark'.Y217:'TripleThreatSilhouette.tshark'.AE705 'TripleThreatSilhouette.tshark'.Y178:'TripleThreatSilhouette.tshark'.AE213 'TripleThreatSilhouette.tshark'.Y176:'TripleThreatSilhouette.tshark'.AE177">
            <calcext:condition calcext:apply-style-name="Accent 3" calcext:value="formula-is([.$A2]&gt;0)" calcext:base-cell-address="'TripleThreatSilhouette.tshark'.Y2"/>
          </calcext:conditional-format>
          <calcext:conditional-format calcext:target-range-address="'TripleThreatSilhouette.tshark'.Y216:'TripleThreatSilhouette.tshark'.Y216">
            <calcext:condition calcext:apply-style-name="Accent 3" calcext:value="formula-is([.$A216]&gt;0)" calcext:base-cell-address="'TripleThreatSilhouette.tshark'.Y216"/>
          </calcext:conditional-format>
          <calcext:conditional-format calcext:target-range-address="'TripleThreatSilhouette.tshark'.F215:'TripleThreatSilhouette.tshark'.L217 'TripleThreatSilhouette.tshark'.F214:'TripleThreatSilhouette.tshark'.H214 'TripleThreatSilhouette.tshark'.F218:'TripleThreatSilhouette.tshark'.H218 'TripleThreatSilhouette.tshark'.J177:'TripleThreatSilhouette.tshark'.J177 'TripleThreatSilhouette.tshark'.F2:'TripleThreatSilhouette.tshark'.L65 'TripleThreatSilhouette.tshark'.F67:'TripleThreatSilhouette.tshark'.L91 'TripleThreatSilhouette.tshark'.G66:'TripleThreatSilhouette.tshark'.L66 'TripleThreatSilhouette.tshark'.F93:'TripleThreatSilhouette.tshark'.L175 'TripleThreatSilhouette.tshark'.G92:'TripleThreatSilhouette.tshark'.L92 'TripleThreatSilhouette.tshark'.F219:'TripleThreatSilhouette.tshark'.L705 'TripleThreatSilhouette.tshark'.L218:'TripleThreatSilhouette.tshark'.L218 'TripleThreatSilhouette.tshark'.F178:'TripleThreatSilhouette.tshark'.L213 'TripleThreatSilhouette.tshark'.F176:'TripleThreatSilhouette.tshark'.G177">
            <calcext:condition calcext:apply-style-name="Accent 3" calcext:value="formula-is([.$A2]&gt;0)" calcext:base-cell-address="'TripleThreatSilhouette.tshark'.F2"/>
          </calcext:conditional-format>
          <calcext:conditional-format calcext:target-range-address="'TripleThreatSilhouette.tshark'.F66:'TripleThreatSilhouette.tshark'.F66">
            <calcext:condition calcext:apply-style-name="Accent 3" calcext:value="formula-is([.$A66]&gt;0)" calcext:base-cell-address="'TripleThreatSilhouette.tshark'.F66"/>
          </calcext:conditional-format>
          <calcext:conditional-format calcext:target-range-address="'TripleThreatSilhouette.tshark'.F92:'TripleThreatSilhouette.tshark'.F92">
            <calcext:condition calcext:apply-style-name="Accent 3" calcext:value="formula-is([.$A92]&gt;0)" calcext:base-cell-address="'TripleThreatSilhouette.tshark'.F92"/>
          </calcext:conditional-format>
          <calcext:conditional-format calcext:target-range-address="'TripleThreatSilhouette.tshark'.I214:'TripleThreatSilhouette.tshark'.I214">
            <calcext:condition calcext:apply-style-name="Accent 3" calcext:value="formula-is([.$A214]&gt;0)" calcext:base-cell-address="'TripleThreatSilhouette.tshark'.I214"/>
          </calcext:conditional-format>
          <calcext:conditional-format calcext:target-range-address="'TripleThreatSilhouette.tshark'.J214:'TripleThreatSilhouette.tshark'.J214">
            <calcext:condition calcext:apply-style-name="Accent 3" calcext:value="formula-is([.$A214]&gt;0)" calcext:base-cell-address="'TripleThreatSilhouette.tshark'.J214"/>
          </calcext:conditional-format>
          <calcext:conditional-format calcext:target-range-address="'TripleThreatSilhouette.tshark'.K214:'TripleThreatSilhouette.tshark'.K214">
            <calcext:condition calcext:apply-style-name="Accent 3" calcext:value="formula-is([.$A214]&gt;0)" calcext:base-cell-address="'TripleThreatSilhouette.tshark'.K214"/>
          </calcext:conditional-format>
          <calcext:conditional-format calcext:target-range-address="'TripleThreatSilhouette.tshark'.L214:'TripleThreatSilhouette.tshark'.L214">
            <calcext:condition calcext:apply-style-name="Accent 3" calcext:value="formula-is([.$A214]&gt;0)" calcext:base-cell-address="'TripleThreatSilhouette.tshark'.L214"/>
          </calcext:conditional-format>
          <calcext:conditional-format calcext:target-range-address="'TripleThreatSilhouette.tshark'.I218:'TripleThreatSilhouette.tshark'.I218">
            <calcext:condition calcext:apply-style-name="Accent 3" calcext:value="formula-is([.$A218]&gt;0)" calcext:base-cell-address="'TripleThreatSilhouette.tshark'.I218"/>
          </calcext:conditional-format>
          <calcext:conditional-format calcext:target-range-address="'TripleThreatSilhouette.tshark'.J218:'TripleThreatSilhouette.tshark'.J218">
            <calcext:condition calcext:apply-style-name="Accent 3" calcext:value="formula-is([.$A218]&gt;0)" calcext:base-cell-address="'TripleThreatSilhouette.tshark'.J218"/>
          </calcext:conditional-format>
          <calcext:conditional-format calcext:target-range-address="'TripleThreatSilhouette.tshark'.K218:'TripleThreatSilhouette.tshark'.K218">
            <calcext:condition calcext:apply-style-name="Accent 3" calcext:value="formula-is([.$A218]&gt;0)" calcext:base-cell-address="'TripleThreatSilhouette.tshark'.K218"/>
          </calcext:conditional-format>
          <calcext:conditional-format calcext:target-range-address="'TripleThreatSilhouette.tshark'.K177:'TripleThreatSilhouette.tshark'.L177 'TripleThreatSilhouette.tshark'.L176:'TripleThreatSilhouette.tshark'.L176">
            <calcext:condition calcext:apply-style-name="Accent 3" calcext:value="formula-is([.$A176]&gt;0)" calcext:base-cell-address="'TripleThreatSilhouette.tshark'.K176"/>
          </calcext:conditional-format>
          <calcext:conditional-format calcext:target-range-address="'TripleThreatSilhouette.tshark'.M2:'TripleThreatSilhouette.tshark'.X175 'TripleThreatSilhouette.tshark'.M216:'TripleThreatSilhouette.tshark'.P216 'TripleThreatSilhouette.tshark'.R216:'TripleThreatSilhouette.tshark'.X216 'TripleThreatSilhouette.tshark'.M215:'TripleThreatSilhouette.tshark'.X215 'TripleThreatSilhouette.tshark'.N214:'TripleThreatSilhouette.tshark'.X214 'TripleThreatSilhouette.tshark'.M217:'TripleThreatSilhouette.tshark'.X705 'TripleThreatSilhouette.tshark'.M178:'TripleThreatSilhouette.tshark'.X213">
            <calcext:condition calcext:apply-style-name="Accent 3" calcext:value="formula-is([.$A2]&gt;0)" calcext:base-cell-address="'TripleThreatSilhouette.tshark'.M2"/>
          </calcext:conditional-format>
          <calcext:conditional-format calcext:target-range-address="'TripleThreatSilhouette.tshark'.M214:'TripleThreatSilhouette.tshark'.M214">
            <calcext:condition calcext:apply-style-name="Accent 3" calcext:value="formula-is([.$A214]&gt;0)" calcext:base-cell-address="'TripleThreatSilhouette.tshark'.M214"/>
          </calcext:conditional-format>
          <calcext:conditional-format calcext:target-range-address="'TripleThreatSilhouette.tshark'.M177:'TripleThreatSilhouette.tshark'.X177 'TripleThreatSilhouette.tshark'.P176:'TripleThreatSilhouette.tshark'.X176 'TripleThreatSilhouette.tshark'.M176:'TripleThreatSilhouette.tshark'.N176">
            <calcext:condition calcext:apply-style-name="Accent 3" calcext:value="formula-is([.$A176]&gt;0)" calcext:base-cell-address="'TripleThreatSilhouette.tshark'.M176"/>
          </calcext:conditional-format>
          <calcext:conditional-format calcext:target-range-address="'TripleThreatSilhouette.tshark'.H176:'TripleThreatSilhouette.tshark'.H177">
            <calcext:condition calcext:apply-style-name="Accent 3" calcext:value="formula-is([.$A176]&gt;0)" calcext:base-cell-address="'TripleThreatSilhouette.tshark'.H176"/>
          </calcext:conditional-format>
          <calcext:conditional-format calcext:target-range-address="'TripleThreatSilhouette.tshark'.I176:'TripleThreatSilhouette.tshark'.I176">
            <calcext:condition calcext:apply-style-name="Accent 3" calcext:value="formula-is([.$A176]&gt;0)" calcext:base-cell-address="'TripleThreatSilhouette.tshark'.I17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erial Mono" svg:font-family="'Aerial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00:22:40.535468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5T11:27:19.783950192</dc:date>
    <meta:editing-duration>P1DT15H17M36S</meta:editing-duration>
    <meta:editing-cycles>2</meta:editing-cycles>
    <meta:generator>LibreOffice/6.0.3.2$Linux_X86_64 LibreOffice_project/00m0$Build-2</meta:generator>
    <meta:document-statistic meta:table-count="1" meta:cell-count="1444" meta:object-count="0"/>
  </office:meta>
</office:document-meta>
</file>